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8.331cm" fo:margin-left="-0.026cm" fo:margin-top="0cm" fo:margin-bottom="0cm" table:align="left" style:writing-mode="page"/>
    </style:style>
    <style:style style:name="Table1.A" style:family="table-column">
      <style:table-column-properties style:column-width="2.581cm"/>
    </style:style>
    <style:style style:name="Table1.B" style:family="table-column">
      <style:table-column-properties style:column-width="5.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Table3" style:family="table">
      <style:table-properties style:width="18.842cm" fo:margin-left="-0.191cm" fo:margin-top="0cm" fo:margin-bottom="0cm" table:align="left" style:writing-mode="lr-tb"/>
    </style:style>
    <style:style style:name="Table3.A" style:family="table-column">
      <style:table-column-properties style:column-width="9.42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3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2" style:family="table">
      <style:table-properties style:width="4.33cm" fo:margin-left="0cm" fo:margin-top="0cm" fo:margin-bottom="0cm" table:align="left" style:writing-mode="page"/>
    </style:style>
    <style:style style:name="Table2.A" style:family="table-column">
      <style:table-column-properties style:column-width="2.078cm"/>
    </style:style>
    <style:style style:name="Table2.B" style:family="table-column">
      <style:table-column-properties style:column-width="2.2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/>
    </style:style>
    <style:style style:name="Table2.2" style:family="table-row">
      <style:table-row-properties style:min-row-height="0.36cm" fo:keep-together="auto"/>
    </style:style>
    <style:style style:name="Table4" style:family="table">
      <style:table-properties style:width="18.62cm" fo:margin-left="-0.026cm" fo:margin-top="0cm" fo:margin-bottom="0cm" table:align="left" style:writing-mode="page"/>
    </style:style>
    <style:style style:name="Table4.A" style:family="table-column">
      <style:table-column-properties style:column-width="1.637cm"/>
    </style:style>
    <style:style style:name="Table4.B" style:family="table-column">
      <style:table-column-properties style:column-width="0.944cm"/>
    </style:style>
    <style:style style:name="Table4.C" style:family="table-column">
      <style:table-column-properties style:column-width="7.999cm"/>
    </style:style>
    <style:style style:name="Table4.D" style:family="table-column">
      <style:table-column-properties style:column-width="8.0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26cm" fo:border="none"/>
    </style:style>
    <style:style style:name="Table4.B1" style:family="table-cell">
      <style:table-cell-properties fo:padding="0.026cm" fo:border="none"/>
    </style:style>
    <style:style style:name="Table4.C1" style:family="table-cell">
      <style:table-cell-properties fo:padding="0.026cm" fo:border="none"/>
    </style:style>
    <style:style style:name="Table4.B2" style:family="table-cell">
      <style:table-cell-properties fo:padding="0.026cm" fo:border="none"/>
    </style:style>
    <style:style style:name="Table4.C2" style:family="table-cell">
      <style:table-cell-properties fo:padding="0.026cm" fo:border="none"/>
    </style:style>
    <style:style style:name="Table4.B3" style:family="table-cell">
      <style:table-cell-properties fo:padding="0.026cm" fo:border="none"/>
    </style:style>
    <style:style style:name="Table4.C3" style:family="table-cell">
      <style:table-cell-properties fo:padding="0.026cm" fo:border="none"/>
    </style:style>
    <style:style style:name="Table4.B4" style:family="table-cell">
      <style:table-cell-properties fo:padding="0.026cm" fo:border="none"/>
    </style:style>
    <style:style style:name="Table4.C4" style:family="table-cell">
      <style:table-cell-properties fo:padding="0.026cm" fo:border="none"/>
    </style:style>
    <style:style style:name="Table4.B5" style:family="table-cell">
      <style:table-cell-properties fo:padding="0.026cm" fo:border="none"/>
    </style:style>
    <style:style style:name="Table4.C5" style:family="table-cell">
      <style:table-cell-properties fo:padding="0.026cm" fo:border="none"/>
    </style:style>
    <style:style style:name="Table4.B6" style:family="table-cell">
      <style:table-cell-properties fo:padding="0.026cm" fo:border="none"/>
    </style:style>
    <style:style style:name="Table4.C6" style:family="table-cell">
      <style:table-cell-properties fo:padding="0.026cm" fo:border="none"/>
    </style:style>
    <style:style style:name="Table4.A7" style:family="table-cell">
      <style:table-cell-properties fo:padding="0.026cm" fo:border="none"/>
    </style:style>
    <style:style style:name="Table5" style:family="table">
      <style:table-properties style:width="18.842cm" fo:margin-left="-0.191cm" fo:margin-top="0cm" fo:margin-bottom="0cm" table:align="left" style:writing-mode="lr-tb"/>
    </style:style>
    <style:style style:name="Table5.A" style:family="table-column">
      <style:table-column-properties style:column-width="6.279cm"/>
    </style:style>
    <style:style style:name="Table5.B" style:family="table-column">
      <style:table-column-properties style:column-width="6.281cm"/>
    </style:style>
    <style:style style:name="Table5.1" style:family="table-row">
      <style:table-row-properties style:min-row-height="0.716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4.466cm" fo:keep-together="auto"/>
    </style:style>
    <style:style style:name="Table6" style:family="table">
      <style:table-properties style:width="18.842cm" fo:margin-left="-0.191cm" fo:margin-top="0cm" fo:margin-bottom="0cm" table:align="left" style:writing-mode="lr-tb"/>
    </style:style>
    <style:style style:name="Table6.A" style:family="table-column">
      <style:table-column-properties style:column-width="9.421cm"/>
    </style:style>
    <style:style style:name="Table6.1" style:family="table-row">
      <style:table-row-properties style:min-row-height="0.947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8.842cm" fo:margin-left="-0.191cm" fo:margin-top="0cm" fo:margin-bottom="0cm" table:align="left" style:writing-mode="lr-tb"/>
    </style:style>
    <style:style style:name="Table7.A" style:family="table-column">
      <style:table-column-properties style:column-width="9.421cm"/>
    </style:style>
    <style:style style:name="Table7.1" style:family="table-row">
      <style:table-row-properties style:min-row-height="0.947cm"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8" style:family="table">
      <style:table-properties style:width="18.842cm" fo:margin-left="-0.191cm" fo:margin-top="0cm" fo:margin-bottom="0cm" table:align="left" style:writing-mode="lr-tb"/>
    </style:style>
    <style:style style:name="Table8.A" style:family="table-column">
      <style:table-column-properties style:column-width="9.421cm"/>
    </style:style>
    <style:style style:name="Table8.B" style:family="table-column">
      <style:table-column-properties style:column-width="4.71cm"/>
    </style:style>
    <style:style style:name="Table8.C" style:family="table-column">
      <style:table-column-properties style:column-width="4.711cm"/>
    </style:style>
    <style:style style:name="Table8.1" style:family="table-row">
      <style:table-row-properties style:min-row-height="0.947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.B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4.33cm" fo:margin-left="0cm" fo:margin-top="0cm" fo:margin-bottom="0cm" table:align="left" style:writing-mode="page"/>
    </style:style>
    <style:style style:name="Table2.A" style:family="table-column">
      <style:table-column-properties style:column-width="2.078cm"/>
    </style:style>
    <style:style style:name="Table2.B" style:family="table-column">
      <style:table-column-properties style:column-width="2.2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/>
    </style:style>
    <style:style style:name="Table2.2" style:family="table-row">
      <style:table-row-properties style:min-row-height="0.36cm" fo:keep-together="auto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3" style:list-style-name="WWNum8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635cm"/>
    </style:style>
    <style:style style:name="P8" style:family="paragraph">
      <loext:graphic-properties draw:fill="solid" draw:fill-color="#a0a0a0"/>
      <style:paragraph-properties fo:text-align="center"/>
    </style:style>
    <style:style style:name="P9" style:family="paragraph" style:parent-style-name="Heading_20_3" style:list-style-name="WWNum8">
      <style:paragraph-properties fo:margin-top="0cm" fo:margin-bottom="0.141cm" style:contextual-spacing="false" fo:break-before="pag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/>
    </style:style>
    <style:style style:name="P11" style:family="paragraph" style:parent-style-name="Standard">
      <style:text-properties fo:color="#365f91" loext:opacity="100%" fo:font-size="14pt" style:font-name-asian="F" style:font-size-asian="14pt" style:font-name-complex="F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365f91" loext:opacity="100%" fo:font-size="18pt" fo:font-weight="bold" style:font-name-asian="F" style:font-size-asian="18pt" style:font-weight-asian="bold" style:font-name-complex="F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365f91" loext:opacity="100%" fo:font-size="14pt" style:font-name-asian="F" style:font-size-asian="14pt" style:font-name-complex="F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 style:flow-with-text="true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Πώς μια μέτρηση γίνεται ηχητικό μήνυμα</text:h>
      <text:p text:style-name="Standard"><text:span text:style-name="T1">Στόχος: </text:span>Να ανακαλύψουμε πώς μια συσκευή μπορεί να <text:span text:style-name="T1">ανακοινώνει μια μέτρηση (στην περίπτωση μας καρδιακών παλμών και οξυγόνου στο αίμα) χρησιμοποιώντας ηχογραφημένα αρχεία</text:span>.</text:p>
      <text:list text:style-name="WWNum8">
        <text:list-item>
          <text:h text:style-name="P2" text:outline-level="3">Η μέτρηση</text:h>
        </text:list-item>
      </text:list>
      <text:p text:style-name="Standard">Ο αισθητήρας μέτρησε τους παλμούς: <text:span text:style-name="T1">110</text:span></text:p>
      <text:p text:style-name="Standard">Η συσκευή πρέπει να πει:</text:p>
      <text:p text:style-name="Standard">«Εκατόν δέκα»</text:p>
      <text:p text:style-name="Standard"><text:span text:style-name="T1">Ερώτηση: </text:span>Αν η συσκευή μετρήσει ακριβώς 100 παλμούς, τι θα πρέπει να ακουστεί;</text:p>
      <text:p text:style-name="P3">«Εκατό»<text:tab/><text:tab/><text:tab/> «Εκατόν»</text:p>
      <text:list text:continue-numbering="true" text:style-name="WWNum8">
        <text:list-item>
          <text:h text:style-name="P2" text:outline-level="3">Σπάω τον αριθμό</text:h>
        </text:list-item>
      </text:list>
      <text:p text:style-name="Standard">Για να το κάνει αυτό, ο υπολογιστής μπορεί να <text:span text:style-name="T1">χωρίσει τον αριθμό</text:span> σε εκατοντάδες, δεκάδες και μονάδες.</text:p>
      <text:p text:style-name="Standard">Παράδειγμα:</text:p>
      <text:p text:style-name="Standard">110 = ______ + ______ + ______</text:p>
      <text:p text:style-name="Standard" loext:marker-style-name="T1"><text:span text:style-name="T1">Συμπλήρωσε</text:span><text:span text:style-name="T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Standard" loext:marker-style-name="T1"><text:span text:style-name="T1">Αριθμός</text:span><text:span text:style-name="T1"/></text:p>
            </table:table-cell>
            <table:table-cell table:style-name="Table1.A1" office:value-type="string">
              <text:p text:style-name="Standard" loext:marker-style-name="T1"><text:span text:style-name="T1">Ανάλυση</text:span><text:span text:style-name="T1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Standard">110</text:p>
          </table:table-cell>
          <table:table-cell table:style-name="Table1.A1" office:value-type="string">
            <text:p text:style-name="Standard">100 + 10 + 0</text:p>
          </table:table-cell>
        </table:table-row>
        <table:table-row table:style-name="Table1.1">
          <table:table-cell table:style-name="Table1.A1" office:value-type="string">
            <text:p text:style-name="Standard">125</text:p>
          </table:table-cell>
          <table:table-cell table:style-name="Table1.A1" office:value-type="string">
            <text:p text:style-name="Standard">______+ ______+ ______</text:p>
          </table:table-cell>
        </table:table-row>
        <table:table-row table:style-name="Table1.1">
          <table:table-cell table:style-name="Table1.A1" office:value-type="string">
            <text:p text:style-name="Standard">98</text:p>
          </table:table-cell>
          <table:table-cell table:style-name="Table1.A1" office:value-type="string">
            <text:p text:style-name="Standard">______+ ______+ ______</text:p>
          </table:table-cell>
        </table:table-row>
        <table:table-row table:style-name="Table1.1">
          <table:table-cell table:style-name="Table1.A1" office:value-type="string">
            <text:p text:style-name="Standard">100</text:p>
          </table:table-cell>
          <table:table-cell table:style-name="Table1.A1" office:value-type="string">
            <text:p text:style-name="Standard">______+ ______+ ______</text:p>
          </table:table-cell>
        </table:table-row>
      </table:table>
      <text:list xml:id="list120459634211976" text:continue-numbering="true" text:style-name="WWNum8">
        <text:list-item>
          <text:h text:style-name="P2" text:outline-level="3">Τα ηχητικά αρχεία</text:h>
        </text:list-item>
      </text:list>
      <text:p text:style-name="Standard">Στη συσκευή υπάρχουν αποθηκευμένα αρχεία: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"><draw:frame draw:style-name="fr1" draw:name="Frame1" text:anchor-type="paragraph" svg:x="-0.026cm" svg:y="0.138cm" svg:width="4.33cm" draw:z-index="0" loext:may-break-between-pages="true"><draw:text-box fo:min-height="0cm"><table:table table:name="Table2" table:style-name="Table2"><table:table-column table:style-name="Table2.A"/><table:table-column table:style-name="Table2.B"/><table:table-header-rows><table:table-row table:style-name="Table2.1"><table:table-cell table:style-name="Table2.A1" office:value-type="string"><text:p text:style-name="Standard" loext:marker-style-name="T1"><text:span text:style-name="T1">αρχείο</text:span></text:p></table:table-cell><table:table-cell table:style-name="Table2.A1" office:value-type="string"><text:p text:style-name="Standard" loext:marker-style-name="T1"><text:span text:style-name="T1">τι λέει</text:span></text:p></table:table-cell></table:table-row></table:table-header-rows><table:table-row table:style-name="Table2.2"><table:table-cell table:style-name="Table2.A1" office:value-type="string"><text:p text:style-name="Standard">100.mp3</text:p></table:table-cell><table:table-cell table:style-name="Table2.A1" office:value-type="string"><text:p text:style-name="Standard">«εκατό»</text:p></table:table-cell></table:table-row><table:table-row table:style-name="Table2.2"><table:table-cell table:style-name="Table2.A1" office:value-type="string"><text:p text:style-name="Standard" loext:marker-style-name="T2">101.<text:span text:style-name="T2">mp3</text:span></text:p></table:table-cell><table:table-cell table:style-name="Table2.A1" office:value-type="string"><text:p text:style-name="Standard">«εκατόν»</text:p></table:table-cell></table:table-row><table:table-row table:style-name="Table2.1"><table:table-cell table:style-name="Table2.A1" office:value-type="string"><text:p text:style-name="Standard">40.mp3</text:p></table:table-cell><table:table-cell table:style-name="Table2.A1" office:value-type="string"><text:p text:style-name="Standard">«σαράντα»</text:p></table:table-cell></table:table-row><table:table-row table:style-name="Table2.1"><table:table-cell table:style-name="Table2.A1" office:value-type="string"><text:p text:style-name="Standard">10.mp3</text:p></table:table-cell><table:table-cell table:style-name="Table2.A1" office:value-type="string"><text:p text:style-name="Standard">«δέκα»</text:p></table:table-cell></table:table-row><table:table-row table:style-name="Table2.1"><table:table-cell table:style-name="Table2.A1" office:value-type="string"><text:p text:style-name="Standard">5.mp3</text:p></table:table-cell><table:table-cell table:style-name="Table2.A1" office:value-type="string"><text:p text:style-name="Standard">«πέντε»</text:p></table:table-cell></table:table-row></table:table></draw:text-box></draw:frame></text:p>
          </table:table-cell>
          <table:table-cell table:style-name="Table3.B1" office:value-type="string">
            <text:p text:style-name="P4" loext:marker-style-name="T1"><text:span text:style-name="T1"><text:s text:c="3"/>Παράδειγμα</text:span><text:span text:style-name="T1"/></text:p>
            <text:p text:style-name="P4"><text:s text:c="3"/>Για τον αριθμό <text:span text:style-name="T1">110 </text:span>η συσκευή θα παίξει:</text:p>
            <text:list text:style-name="WWNum1">
              <text:list-item>
                <text:p text:style-name="P5">101.mp3</text:p>
              </text:list-item>
              <text:list-item>
                <text:p text:style-name="P5">10.mp3</text:p>
              </text:list-item>
            </text:list>
            <text:p text:style-name="P4"/>
            <text:p text:style-name="P4"><text:s text:c="3"/>και θα ακουστεί: <text:s/>«εκατόν δέκα»</text:p>
          </table:table-cell>
        </table:table-row>
      </table:table>
      <text:p text:style-name="Standard"/>
      <text:p text:style-name="Standard"/>
      <text:list text:continue-list="list120459634211976" text:style-name="WWNum8">
        <text:list-item>
          <text:h text:style-name="P2" text:outline-level="3"><text:soft-page-break/>Σκέψου σαν προγραμματιστής</text:h>
        </text:list-item>
      </text:list>
      <text:p text:style-name="Standard">Συμπλήρωσε ποια αρχεία θα παίξει η συσκευή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Standard" loext:marker-style-name="T1"><text:span text:style-name="T1">Μέτρηση</text:span><text:span text:style-name="T1"/></text:p>
            </table:table-cell>
            <table:table-cell table:style-name="Table4.B1" office:value-type="string">
              <text:p text:style-name="P6" loext:marker-style-name="T1"/>
            </table:table-cell>
            <table:table-cell table:style-name="Table4.C1" office:value-type="string">
              <text:p text:style-name="Standard" loext:marker-style-name="T1"><text:span text:style-name="T1">Τι θα ακούγεται;</text:span><text:span text:style-name="T1"/></text:p>
            </table:table-cell>
            <table:table-cell table:style-name="Table4.A1" office:value-type="string">
              <text:p text:style-name="Standard" loext:marker-style-name="T1"><text:span text:style-name="T1">Αρχεία που θα παίξουν</text:span><text:span text:style-name="T1"/>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Standard">120</text:p>
          </table:table-cell>
          <table:table-cell table:style-name="Table4.B2" office:value-type="string">
            <text:p text:style-name="Standard"/>
          </table:table-cell>
          <table:table-cell table:style-name="Table4.C2" office:value-type="string">
            <text:p text:style-name="Standard"/>
          </table:table-cell>
          <table:table-cell table:style-name="Table4.A1" office:value-type="string">
            <text:p text:style-name="Standard">______ + ______ + ______</text:p>
          </table:table-cell>
        </table:table-row>
        <table:table-row table:style-name="Table4.1">
          <table:table-cell table:style-name="Table4.A1" office:value-type="string">
            <text:p text:style-name="Standard">135</text:p>
          </table:table-cell>
          <table:table-cell table:style-name="Table4.B3" office:value-type="string">
            <text:p text:style-name="Standard"/>
          </table:table-cell>
          <table:table-cell table:style-name="Table4.C3" office:value-type="string">
            <text:p text:style-name="Standard"/>
          </table:table-cell>
          <table:table-cell table:style-name="Table4.A1" office:value-type="string">
            <text:p text:style-name="Standard">______ + ______ + ______</text:p>
          </table:table-cell>
        </table:table-row>
        <table:table-row table:style-name="Table4.1">
          <table:table-cell table:style-name="Table4.A1" office:value-type="string">
            <text:p text:style-name="Standard">98</text:p>
          </table:table-cell>
          <table:table-cell table:style-name="Table4.B4" office:value-type="string">
            <text:p text:style-name="Standard"/>
          </table:table-cell>
          <table:table-cell table:style-name="Table4.C4" office:value-type="string">
            <text:p text:style-name="Standard"/>
          </table:table-cell>
          <table:table-cell table:style-name="Table4.A1" office:value-type="string">
            <text:p text:style-name="Standard">______ + ______ + ______</text:p>
          </table:table-cell>
        </table:table-row>
        <table:table-row table:style-name="Table4.1">
          <table:table-cell table:style-name="Table4.A1" office:value-type="string">
            <text:p text:style-name="Standard">142</text:p>
          </table:table-cell>
          <table:table-cell table:style-name="Table4.B5" office:value-type="string">
            <text:p text:style-name="Standard"/>
          </table:table-cell>
          <table:table-cell table:style-name="Table4.C5" office:value-type="string">
            <text:p text:style-name="Standard"/>
          </table:table-cell>
          <table:table-cell table:style-name="Table4.A1" office:value-type="string">
            <text:p text:style-name="Standard">______ + ______ + ______</text:p>
          </table:table-cell>
        </table:table-row>
        <table:table-row table:style-name="Table4.1">
          <table:table-cell table:style-name="Table4.A1" office:value-type="string">
            <text:p text:style-name="Standard">100</text:p>
          </table:table-cell>
          <table:table-cell table:style-name="Table4.B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A1" office:value-type="string">
            <text:p text:style-name="Standard">______ + ______ + ______</text:p>
          </table:table-cell>
        </table:table-row>
        <table:table-row table:style-name="Table4.1">
          <table:table-cell table:style-name="Table4.A7" table:number-columns-spanned="4" office:value-type="string">
            <text:p text:style-name="Standard" loext:marker-style-name="T1"><text:span text:style-name="T1">Όταν παίζει το αρχείο 0, θα πρέπει να ακούγεται κάτι;</text:span></text:p>
          </table:table-cell>
          <table:covered-table-cell/>
          <table:covered-table-cell/>
          <table:covered-table-cell/>
        </table:table-row>
      </table:table>
      <text:list text:continue-numbering="true" text:style-name="WWNum8">
        <text:list-item>
          <text:h text:style-name="P2" text:outline-level="3">Σχεδιάζω τα βήματα</text:h>
        </text:list-item>
      </text:list>
      <text:p text:style-name="Standard">Βάλε τα βήματα στη σωστή σειρά.</text:p>
      <text:p text:style-name="P7">□ αναπαραγωγή mp3<text:line-break/>□ μέτρηση από αισθητήρα<text:line-break/>□ διάσπαση αριθμού<text:line-break/>□ επιλογή ηχητικών αρχείων</text:p>
      <text:list text:continue-numbering="true" text:style-name="WWNum8">
        <text:list-item>
          <text:h text:style-name="P2" text:outline-level="3">Διάγραμμα συστήματος</text:h>
        </text:list-item>
      </text:list>
      <text:p text:style-name="Standard">ΑΙΣΘΗΤΗΡΑΣ<text:line-break/>↓</text:p>
      <text:p text:style-name="Standard"><draw:rect text:anchor-type="as-char" style:rel-width="100%" draw:z-index="1" draw:style-name="gr1" draw:text-style-name="P8" svg:width="18.462cm" svg:height="0.054cm"><text:p/></draw:rect></text:p>
      <text:p text:style-name="Standard">↓</text:p>
      <text:p text:style-name="Standard"><draw:rect text:anchor-type="as-char" style:rel-width="100%" draw:z-index="2" draw:style-name="gr1" draw:text-style-name="P8" svg:width="18.462cm" svg:height="0.054cm"><text:p/></draw:rect></text:p>
      <text:p text:style-name="Standard">↓</text:p>
      <text:p text:style-name="Standard"><draw:rect text:anchor-type="as-char" style:rel-width="100%" draw:z-index="3" draw:style-name="gr1" draw:text-style-name="P8" svg:width="18.462cm" svg:height="0.054cm"><text:p/></draw:rect></text:p>
      <text:p text:style-name="Standard">↓<text:line-break/>ΗΧΕΙΟ</text:p>
      <text:p text:style-name="Standard">(υπόδειξη: αριθμός – ανάλυση – αρχεία ήχου)</text:p>
      <text:p text:style-name="P3" loext:marker-style-name="T3"><text:span text:style-name="T4">Για κάθε μέτρηση θα χρειαστεί να παίξουν τρία αρχεία!!</text:span><text:span text:style-name="T3"/></text:p>
      <text:p text:style-name="Standard"/>
      <text:list text:continue-numbering="true" text:style-name="WWNum8">
        <text:list-item>
          <text:h text:style-name="P9" text:outline-level="3">Πιθανό εύρος μετρήσεων</text:h>
        </text:list-item>
      </text:list>
      <text:section text:style-name="Sect1" text:name="TextSection">
        <text:p text:style-name="Standard" loext:marker-style-name="T1"><text:span text:style-name="T1">Καρδιακοί παλμοί (BPM)</text:span><text:span text:style-name="T1"/></text:p>
        <text:p text:style-name="Standard">Συνήθως:</text:p>
        <text:p text:style-name="Standard"><text:span text:style-name="T1">40 – 180 παλμοί/λεπτό</text:span></text:p>
        <text:p text:style-name="Standard">πιο συνηθισμένες τιμές:</text:p>
        <text:p text:style-name="Standard"><text:span text:style-name="T1">60 – 120 παλμοί/λεπτό</text:span></text:p>
        <text:p text:style-name="Standard" loext:marker-style-name="T1"><text:span text:style-name="T1">Οξυγόνο στο αίμα (SpO₂)</text:span><text:span text:style-name="T1"/></text:p>
        <text:p text:style-name="Standard">συνήθως:</text:p>
        <text:p text:style-name="Standard"><text:span text:style-name="T1">85% – 100%</text:span></text:p>
        <text:p text:style-name="Standard">πιο φυσιολογικές τιμές:</text:p>
        <text:p text:style-name="Standard"><text:span text:style-name="T1">95% – 100%</text:span></text:p>
      </text:section>
      <text:section text:style-name="Sect2" text:name="Section1">
        <text:p text:style-name="Standard">Ποια αρχεία θα χρειαστεί να δημιουργήσουμε για να έχουμε τη δυνατότητα να ανακοινώσουμε οποιαδήποτε μέτρηση από αυτές;</text:p>
        <table:table table:name="Table5" table:style-name="Table5">
          <table:table-column table:style-name="Table5.A"/>
          <table:table-column table:style-name="Table5.B" table:number-columns-repeated="2"/>
          <table:table-row table:style-name="Table5.1">
            <table:table-cell table:style-name="Table5.A1" office:value-type="string">
              <text:p text:style-name="P10" loext:marker-style-name="T5"><text:span text:style-name="T5">Εκατοντάδες</text:span><text:span text:style-name="T5"/></text:p>
            </table:table-cell>
            <table:table-cell table:style-name="Table5.A1" office:value-type="string">
              <text:p text:style-name="P10" loext:marker-style-name="T5"><text:span text:style-name="T5">Δεκάδες</text:span><text:span text:style-name="T5"/></text:p>
            </table:table-cell>
            <table:table-cell table:style-name="Table5.A1" office:value-type="string">
              <text:p text:style-name="P10" loext:marker-style-name="T5"><text:span text:style-name="T5">Μονάδες</text:span><text:span text:style-name="T5"/></text:p>
            </table:table-cell>
          </table:table-row>
          <table:table-row table:style-name="Table5.2">
            <table:table-cell table:style-name="Table5.A1" office:value-type="string"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</table:table-cell>
            <table:table-cell table:style-name="Table5.A1" office:value-type="string">
              <text:p text:style-name="P4"/>
            </table:table-cell>
            <table:table-cell table:style-name="Table5.A1" office:value-type="string">
              <text:p text:style-name="P4"/>
            </table:table-cell>
          </table:table-row>
        </table:table>
        <text:p text:style-name="Standard"/>
        <text:p text:style-name="P11" loext:marker-style-name="T6"/>
        <text:list text:continue-numbering="true" text:style-name="WWNum8">
          <text:list-item>
            <text:h text:style-name="P9" text:outline-level="3">Πως θα χωρίσω τον αριθμό των μετρήσεων</text:h>
          </text:list-item>
        </text:list>
        <text:h text:style-name="Heading_20_4" text:outline-level="4">Η μέτρηση είναι 100</text:h>
        <table:table table:name="Table6" table:style-name="Table6">
          <table:table-column table:style-name="Table6.A" table:number-columns-repeated="2"/>
          <table:table-row table:style-name="Table6.1">
            <table:table-cell table:style-name="Table6.A1" office:value-type="string">
              <text:p text:style-name="P4">Ποιο θα είναι το <text:span text:style-name="T1">πρώτο αρχείο </text:span>(και μοναδικό);</text:p>
            </table:table-cell>
            <table:table-cell table:style-name="Table6.B1" office:value-type="string">
              <text:p text:style-name="P4"/>
            </table:table-cell>
          </table:table-row>
        </table:table>
        <text:p text:style-name="Standard"/>
        <text:h text:style-name="Heading_20_4" text:outline-level="4">Η μέτρηση είναι κάτω από 100</text:h>
        <text:p text:style-name="Standard">Ας υποθέσουμε ότι η μέτρηση είναι <text:span text:style-name="T1">97. </text:span>Θα πρέπει να την χωρίσουμε σε 0 + 90 + 7.</text:p>
        <table:table table:name="Table7" table:style-name="Table7">
          <table:table-column table:style-name="Table7.A" table:number-columns-repeated="2"/>
          <table:table-row table:style-name="Table7.1">
            <table:table-cell table:style-name="Table7.A1" office:value-type="string">
              <text:p text:style-name="P4">Ποιο θα είναι το <text:span text:style-name="T1">πρώτο αρχείο</text:span>;</text:p>
            </table:table-cell>
            <table:table-cell table:style-name="Table7.B1" office:value-type="string">
              <text:p text:style-name="P4"/>
            </table:table-cell>
          </table:table-row>
          <table:table-row table:style-name="Table7.1">
            <table:table-cell table:style-name="Table7.A2" office:value-type="string">
              <text:p text:style-name="P4"/>
            </table:table-cell>
            <table:table-cell table:style-name="Table7.B2" office:value-type="string">
              <text:p text:style-name="P4"/>
            </table:table-cell>
          </table:table-row>
          <table:table-row table:style-name="Table7.1">
            <table:table-cell table:style-name="Table7.A1" office:value-type="string">
              <text:p text:style-name="P4">Για το <text:span text:style-name="T1">δεύτερο αρχείο</text:span>: Διαίρεσε τον αριθμό με το 10, στρογγυλοποίησε τον στον προηγούμενο ακέραιο και πολλαπλασίασε τον με το 10. Ποιο είναι το αποτέλεσμα;</text:p>
            </table:table-cell>
            <table:table-cell table:style-name="Table7.B1" office:value-type="string">
              <text:p text:style-name="P4"/>
            </table:table-cell>
          </table:table-row>
          <table:table-row table:style-name="Table7.1">
            <table:table-cell table:style-name="Table7.A2" office:value-type="string">
              <text:p text:style-name="P4"/>
            </table:table-cell>
            <table:table-cell table:style-name="Table7.B2" office:value-type="string">
              <text:p text:style-name="P4"/>
            </table:table-cell>
          </table:table-row>
          <table:table-row table:style-name="Table7.1">
            <table:table-cell table:style-name="Table7.A1" office:value-type="string">
              <text:p text:style-name="P4">Για το <text:span text:style-name="T1">τρίτο αρχείο:</text:span> Ποιο είναι το υπόλοιπο της ακέραιας διαίρεσης με το 10;</text:p>
            </table:table-cell>
            <table:table-cell table:style-name="Table7.B1" office:value-type="string">
              <text:p text:style-name="P4"/>
            </table:table-cell>
          </table:table-row>
        </table:table>
        <text:p text:style-name="Standard"/>
        <text:h text:style-name="Heading_20_4" text:outline-level="4">Η μέτρηση είναι πάνω από εκατό</text:h>
        <text:p text:style-name="Standard">Ας υποθέσουμε ότι η μέτρηση είναι <text:span text:style-name="T1">128. </text:span>Θα πρέπει να την χωρίσουμε σε 100 + 20 + 5. Αν είναι <text:span text:style-name="T1">112</text:span>;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4">Ποιο θα είναι το <text:span text:style-name="T1">πρώτο αρχείο</text:span>;</text:p>
            </table:table-cell>
            <table:table-cell table:style-name="Table8.B1" office:value-type="string">
              <text:p text:style-name="P4"/>
            </table:table-cell>
            <table:table-cell table:style-name="Table8.B1" office:value-type="string">
              <text:p text:style-name="P4"/>
            </table:table-cell>
          </table:table-row>
          <table:table-row table:style-name="Table8.1">
            <table:table-cell table:style-name="Table8.A2" office:value-type="string">
              <text:p text:style-name="P4"/>
            </table:table-cell>
            <table:table-cell table:style-name="Table8.B2" office:value-type="string">
              <text:p text:style-name="P4"/>
            </table:table-cell>
            <table:table-cell table:style-name="Table8.B2" office:value-type="string">
              <text:p text:style-name="P4"/>
            </table:table-cell>
          </table:table-row>
          <table:table-row table:style-name="Table8.1">
            <table:table-cell table:style-name="Table8.A1" office:value-type="string">
              <text:p text:style-name="P4">Αφαιρούμε από την μέτρηση 100 και το υπόλοιπο είναι:</text:p>
            </table:table-cell>
            <table:table-cell table:style-name="Table8.B1" office:value-type="string">
              <text:p text:style-name="P4"/>
            </table:table-cell>
            <table:table-cell table:style-name="Table8.B1" office:value-type="string">
              <text:p text:style-name="P4"/>
            </table:table-cell>
          </table:table-row>
          <table:table-row table:style-name="Table8.1">
            <table:table-cell table:style-name="Table8.A2" office:value-type="string">
              <text:p text:style-name="P4"/>
            </table:table-cell>
            <table:table-cell table:style-name="Table8.B2" office:value-type="string">
              <text:p text:style-name="P4"/>
            </table:table-cell>
            <table:table-cell table:style-name="Table8.B2" office:value-type="string">
              <text:p text:style-name="P4"/>
            </table:table-cell>
          </table:table-row>
          <table:table-row table:style-name="Table8.1">
            <table:table-cell table:style-name="Table8.A1" office:value-type="string">
              <text:p text:style-name="P4">Για το <text:span text:style-name="T1">δεύτερο αρχείο</text:span>: Διαίρεσε τον αριθμό με το 10, στρογγυλοποίησε τον στον προηγούμενο ακέραιο και πολλαπλασίασε τον με το 10. Ποιο είναι το αποτέλεσμα;</text:p>
            </table:table-cell>
            <table:table-cell table:style-name="Table8.B1" office:value-type="string">
              <text:p text:style-name="P4"/>
            </table:table-cell>
            <table:table-cell table:style-name="Table8.B1" office:value-type="string">
              <text:p text:style-name="P4"/>
            </table:table-cell>
          </table:table-row>
          <table:table-row table:style-name="Table8.1">
            <table:table-cell table:style-name="Table8.A2" office:value-type="string">
              <text:p text:style-name="P4"/>
            </table:table-cell>
            <table:table-cell table:style-name="Table8.B2" office:value-type="string">
              <text:p text:style-name="P4"/>
            </table:table-cell>
            <table:table-cell table:style-name="Table8.B2" office:value-type="string">
              <text:p text:style-name="P4"/>
            </table:table-cell>
          </table:table-row>
          <table:table-row table:style-name="Table8.1">
            <table:table-cell table:style-name="Table8.A1" office:value-type="string">
              <text:p text:style-name="P4">Για το <text:span text:style-name="T1">τρίτο αρχείο:</text:span> Ποιο είναι το υπόλοιπο της ακέραιας διαίρεσης με το 10;</text:p>
            </table:table-cell>
            <table:table-cell table:style-name="Table8.B1" office:value-type="string">
              <text:p text:style-name="P4"/>
            </table:table-cell>
            <table:table-cell table:style-name="Table8.B1" office:value-type="string">
              <text:p text:style-name="P4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l" fo:country="GR" style:letter-kerning="true" style:font-name-asian="Calibri1" style:font-size-asian="11pt" style:language-asian="el" style:country-asian="G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Επικεφαλίδα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Επικεφαλίδα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Επικεφαλίδα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365f9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Επικεφαλίδα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365f9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Επικεφαλίδα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365f9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Επικεφαλίδα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Επικεφαλίδα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Επικεφαλίδα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Επικεφαλίδα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Τίτλος_20_Char" style:class="chapter">
      <style:paragraph-properties fo:margin-top="0cm" fo:margin-bottom="0.141cm" style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Υπότιτλος_20_Ch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Απόσπασμα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Intense_20_Quote" style:display-name="Intense Quote" style:family="paragraph" style:parent-style-name="Standard" style:next-style-name="Standard" loext:linked-style-name="Έντονο_20_απόσπ.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365f91" fo:border-bottom="0.51pt solid #365f91"/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2_20_Char" style:display-name="Επικεφαλίδα 2 Char" style:family="text" style:parent-style-name="Default_20_Paragraph_20_Font" loext:linked-style-name="Heading_20_2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3_20_Char" style:display-name="Επικεφαλίδα 3 Char" style:family="text" style:parent-style-name="Default_20_Paragraph_20_Font" loext:linked-style-name="Heading_20_3">
      <style:text-properties fo:color="#365f9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4_20_Char" style:display-name="Επικεφαλίδα 4 Char" style:family="text" style:parent-style-name="Default_20_Paragraph_20_Font" loext:linked-style-name="Heading_20_4">
      <style:text-properties fo:color="#365f9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5_20_Char" style:display-name="Επικεφαλίδα 5 Char" style:family="text" style:parent-style-name="Default_20_Paragraph_20_Font" loext:linked-style-name="Heading_20_5">
      <style:text-properties fo:color="#365f9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6_20_Char" style:display-name="Επικεφαλίδα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Επικεφαλίδα_20_7_20_Char" style:display-name="Επικεφαλίδα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Επικεφαλίδα_20_8_20_Char" style:display-name="Επικεφαλίδα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Επικεφαλίδα_20_9_20_Char" style:display-name="Επικεφαλίδα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Τίτλος_20_Char" style:display-name="Τίτλος Char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Υπότιτλος_20_Char" style:display-name="Υπότιτλος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Απόσπασμα_20_Char" style:display-name="Απόσπασμα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Έντονο_20_απόσπ._20_Char" style:display-name="Έντονο απόσπ. Char" style:family="text" style:parent-style-name="Default_20_Paragraph_20_Font" loext:linked-style-name="Intense_20_Quote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365f9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" style:num-suffix="" text:bullet-char="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" style:num-suffix="" text:bullet-char="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Θέμα του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assilis Vallianos</meta:initial-creator>
    <dc:creator>Vassilis Vallianos</dc:creator>
    <meta:editing-cycles>11</meta:editing-cycles>
    <meta:creation-date>2026-03-11T05:09:00</meta:creation-date>
    <dc:date>2026-03-22T08:14:00</dc:date>
    <meta:editing-duration>PT58M</meta:editing-duration>
    <meta:generator>LibreOffice/25.8.4.2$Windows_X86_64 LibreOffice_project/290daaa01b999472f0c7a3890eb6a550fd74c6df</meta:generator>
    <meta:document-statistic meta:table-count="8" meta:image-count="0" meta:object-count="0" meta:page-count="4" meta:paragraph-count="100" meta:word-count="477" meta:character-count="2734" meta:non-whitespace-character-count="2347"/>
    <meta:user-defined meta:name="AppVersion">16.0000</meta:user-defined>
    <meta:template xlink:type="simple" xlink:actuate="onRequest" xlink:title="Normal.dotm" xlink:href=""/>
  </office:meta>
</office:document-meta>
</file>